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706786" table:style-name="ce3">
            <text:p>70678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wbury U3A</text:p>
            <text:p>Jordans &amp; District Rotary Club</text:p>
          </table:table-cell>
          <table:table-cell office:value-type="date" office:date-value="2024-02-12T00:00:00" table:style-name="ce5">
            <text:p>12-Feb-24</text:p>
          </table:table-cell>
          <table:table-cell office:value-type="string" table:style-name="ce6">
            <text:p>Out of Force</text:p>
          </table:table-cell>
          <table:table-cell office:value-type="float" office:value="2.9" table:style-name="ce7">
            <text:p>2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06790" table:style-name="ce3">
            <text:p>70679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 Council Presentation</text:p>
          </table:table-cell>
          <table:table-cell office:value-type="date" office:date-value="2024-02-13T00:00:00" table:style-name="ce5">
            <text:p>13-Feb-24</text:p>
          </table:table-cell>
          <table:table-cell office:value-type="string" table:style-name="ce6">
            <text:p>Milton Keynes Council</text:p>
          </table:table-cell>
          <table:table-cell office:value-type="float" office:value="4.2" table:style-name="ce7">
            <text:p>4.2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06795" table:style-name="ce3">
            <text:p>70679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st Berks Council</text:p>
          </table:table-cell>
          <table:table-cell office:value-type="date" office:date-value="2024-02-15T00:00:00" table:style-name="ce5">
            <text:p>15-Feb-24</text:p>
          </table:table-cell>
          <table:table-cell office:value-type="string" table:style-name="ce6">
            <text:p>Out of Force</text:p>
          </table:table-cell>
          <table:table-cell office:value-type="float" office:value="3.7" table:style-name="ce7">
            <text:p>3.7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06794" table:style-name="ce3">
            <text:p>70679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llr Grant</text:p>
          </table:table-cell>
          <table:table-cell office:value-type="date" office:date-value="2024-02-15T00:00:00" table:style-name="ce5">
            <text:p>15-Feb-24</text:p>
          </table:table-cell>
          <table:table-cell office:value-type="string" table:style-name="ce6">
            <text:p>Out of Force</text:p>
          </table:table-cell>
          <table:table-cell office:value-type="float" office:value="7.6" table:style-name="ce7">
            <text:p>7.6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06798" table:style-name="ce3">
            <text:p>70679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use of Lords</text:p>
          </table:table-cell>
          <table:table-cell office:value-type="date" office:date-value="2024-02-22T00:00:00" table:style-name="ce5">
            <text:p>22-Feb-24</text:p>
          </table:table-cell>
          <table:table-cell office:value-type="string" table:style-name="ce6">
            <text:p>Out of Force</text:p>
          </table:table-cell>
          <table:table-cell office:value-type="float" office:value="15.3" table:style-name="ce7">
            <text:p>15.3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rain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06797" table:style-name="ce3">
            <text:p>70679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use of Lords</text:p>
          </table:table-cell>
          <table:table-cell office:value-type="date" office:date-value="2024-02-22T00:00:00" table:style-name="ce5">
            <text:p>22-Feb-24</text:p>
          </table:table-cell>
          <table:table-cell office:value-type="string" table:style-name="ce6">
            <text:p>Out of Force</text:p>
          </table:table-cell>
          <table:table-cell office:value-type="float" office:value="7" table:style-name="ce7">
            <text:p>7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06801" table:style-name="ce3">
            <text:p>70680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ough BC</text:p>
          </table:table-cell>
          <table:table-cell office:value-type="date" office:date-value="2024-02-27T00:00:00" table:style-name="ce5">
            <text:p>27-Feb-24</text:p>
          </table:table-cell>
          <table:table-cell office:value-type="string" table:style-name="ce6">
            <text:p>Out of Force</text:p>
          </table:table-cell>
          <table:table-cell office:value-type="float" office:value="3" table:style-name="ce7">
            <text:p>3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06799" table:style-name="ce3">
            <text:p>70679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exicon - Retail Crime</text:p>
            <text:p>Citizens in Policing</text:p>
            <text:p>Slough BC</text:p>
          </table:table-cell>
          <table:table-cell office:value-type="date" office:date-value="2024-02-27T00:00:00" table:style-name="ce5">
            <text:p>27-Feb-24</text:p>
          </table:table-cell>
          <table:table-cell office:value-type="string" table:style-name="ce6">
            <text:p>Out of Force</text:p>
          </table:table-cell>
          <table:table-cell office:value-type="float" office:value="2.5" table:style-name="ce7">
            <text:p>2.5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06802" table:style-name="ce3">
            <text:p>70680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  <text:p>Newbury Neighbourhood Watch</text:p>
          </table:table-cell>
          <table:table-cell office:value-type="date" office:date-value="2024-03-05T00:00:00" table:style-name="ce5">
            <text:p>05-Mar-24</text:p>
          </table:table-cell>
          <table:table-cell office:value-type="string" table:style-name="ce6">
            <text:p>Out of Force</text:p>
          </table:table-cell>
          <table:table-cell office:value-type="float" office:value="2.2000000000000002" table:style-name="ce7">
            <text:p>2.2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06803" table:style-name="ce3">
            <text:p>70680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CBS Conference</text:p>
          </table:table-cell>
          <table:table-cell office:value-type="date" office:date-value="2024-03-07T00:00:00" table:style-name="ce5">
            <text:p>07-Mar-24</text:p>
          </table:table-cell>
          <table:table-cell office:value-type="string" table:style-name="ce6">
            <text:p>Out of Force</text:p>
          </table:table-cell>
          <table:table-cell office:value-type="float" office:value="17.8" table:style-name="ce7">
            <text:p>17.8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oll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" table:style-name="ce8">
            <text:p>3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3-13T13:25:18Z</meta:creation-date>
    <dc:date>2024-03-27T12:11:51Z</dc:date>
    <meta:print-date>2024-03-27T12:10:56Z</meta:print-date>
  </office:meta>
</office:document-meta>
</file>